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159cm"/>
    </style:style>
    <style:style style:name="gr10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5.2cm" svg:height="13.8cm" svg:x="4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cm" svg:height="1.15cm" svg:x="16.6cm" svg:y="10.5cm">
          <draw:text-box>
            <text:p><text:span text:style-name="T1">Programmable</text:span></text:p>
            <text:p><text:span text:style-name="T1">Logic (PL)</text:span></text:p>
          </draw:text-box>
        </draw:frame>
        <draw:custom-shape draw:style-name="gr3" draw:text-style-name="P3" draw:layer="layout" svg:width="10.5cm" svg:height="10.4cm" svg:x="6.9cm" svg:y="12cm"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2cm" svg:height="1.309cm" svg:x="15cm" svg:y="22.5cm">
          <draw:text-box>
            <text:p><text:span text:style-name="T2">AXI </text:span></text:p>
            <text:p><text:span text:style-name="T2">Lite </text:span></text:p>
          </draw:text-box>
        </draw:frame>
        <draw:custom-shape draw:style-name="gr5" draw:text-style-name="P3" xml:id="id3" draw:id="id3" draw:layer="layout" svg:width="4cm" svg:height="1.2cm" svg:x="13.1cm" svg:y="21cm">
          <draw:glue-point draw:id="4" svg:x="-3.085cm" svg:y="-5cm"/>
          <draw:glue-point draw:id="5" svg:x="2.872cm" svg:y="-5cm"/>
          <text:p text:style-name="P1"><text:span text:style-name="T3">Control &amp; status </text:span></text:p>
          <text:p text:style-name="P1"><text:span text:style-name="T3">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.1cm" svg:y1="18.9cm" svg:x2="9.1cm" svg:y2="18.9cm">
          <text:p/>
        </draw:line>
        <draw:line draw:style-name="gr6" draw:text-style-name="P1" draw:layer="layout" svg:x1="16.1cm" svg:y1="16.2cm" svg:x2="19.9cm" svg:y2="16.2cm">
          <text:p/>
        </draw:line>
        <draw:frame draw:style-name="gr7" draw:text-style-name="P4" draw:layer="layout" svg:width="1.8cm" svg:height="1.309cm" svg:x="16cm" svg:y="15.5cm">
          <draw:text-box>
            <text:p><text:span text:style-name="T2">bld1 </text:span></text:p>
            <text:p><text:span text:style-name="T2">action</text:span></text:p>
          </draw:text-box>
        </draw:frame>
        <draw:frame draw:style-name="gr7" draw:text-style-name="P4" draw:layer="layout" svg:width="2.6cm" svg:height="1.309cm" svg:x="1.9cm" svg:y="18.191cm">
          <draw:text-box>
            <text:p><text:span text:style-name="T2">ext. </text:span></text:p>
            <text:p><text:span text:style-name="T2">trigger</text:span></text:p>
          </draw:text-box>
        </draw:frame>
        <draw:frame draw:style-name="gr7" draw:text-style-name="P4" draw:layer="layout" svg:width="2.5cm" svg:height="1.309cm" svg:x="1.9cm" svg:y="20.2cm">
          <draw:text-box>
            <text:p><text:span text:style-name="T2">ext. </text:span></text:p>
            <text:p><text:span text:style-name="T2">arm </text:span></text:p>
          </draw:text-box>
        </draw:frame>
        <draw:custom-shape draw:style-name="gr8" draw:text-style-name="P1" xml:id="id1" draw:id="id1" draw:layer="layout" svg:width="2.8cm" svg:height="0.8cm" draw:transform="rotate (1.5707963267949) translate (15.3cm 17.6cm)">
          <draw:glue-point draw:id="8" svg:x="-5cm" svg:y="3.214cm"/>
          <draw:glue-point draw:id="9" svg:x="-5cm" svg:y="-3.214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4" draw:layer="layout" svg:width="2.1cm" svg:height="1.309cm" svg:x="6.4cm" svg:y="24.891cm">
          <draw:text-box>
            <text:p><text:span text:style-name="T2">arm interrupt</text:span></text:p>
          </draw:text-box>
        </draw:frame>
        <draw:frame draw:style-name="gr9" draw:text-style-name="P4" draw:layer="layout" svg:width="3.5cm" svg:height="1.309cm" svg:x="6.7cm" svg:y="11.9cm">
          <draw:text-box>
            <text:p><text:span text:style-name="T2">Trigger IP</text:span></text:p>
            <text:p><text:span text:style-name="T2">Core </text:span></text:p>
          </draw:text-box>
        </draw:frame>
        <draw:connector draw:style-name="gr6" draw:text-style-name="P1" draw:layer="layout" draw:line-skew="0.05cm" svg:x1="15.099cm" svg:y1="18.7cm" svg:x2="15.7cm" svg:y2="17.25cm" draw:end-shape="id1" draw:end-glue-point="6" svg:d="M15099 18700v-249h601v-1201" svg:viewBox="0 0 602 1451">
          <text:p/>
        </draw:connector>
        <draw:frame draw:style-name="gr7" draw:text-style-name="P4" draw:layer="layout" svg:width="2.6cm" svg:height="1.838cm" svg:x="18.2cm" svg:y="25cm">
          <draw:text-box>
            <text:p><text:span text:style-name="T2">bld0</text:span></text:p>
            <text:p><text:span text:style-name="T2">action interrupt</text:span></text:p>
          </draw:text-box>
        </draw:frame>
        <draw:frame draw:style-name="gr7" draw:text-style-name="P4" draw:layer="layout" svg:width="1.9cm" svg:height="1.309cm" svg:x="15.6cm" svg:y="17.491cm">
          <draw:text-box>
            <text:p><text:span text:style-name="T2">Source </text:span></text:p>
            <text:p><text:span text:style-name="T2">select</text:span></text:p>
          </draw:text-box>
        </draw:frame>
        <draw:line draw:style-name="gr6" draw:text-style-name="P1" draw:layer="layout" svg:x1="2.1cm" svg:y1="20.9cm" svg:x2="7.7cm" svg:y2="20.9cm">
          <text:p/>
        </draw:line>
        <draw:line draw:style-name="gr6" draw:text-style-name="P1" draw:layer="layout" svg:x1="2.4cm" svg:y1="16.9cm" svg:x2="15.3cm" svg:y2="16.9cm">
          <text:p/>
        </draw:line>
        <draw:line draw:style-name="gr6" draw:text-style-name="P1" draw:layer="layout" svg:x1="14.9cm" svg:y1="14.1cm" svg:x2="19.9cm" svg:y2="14.1cm">
          <text:p/>
        </draw:line>
        <draw:frame draw:style-name="gr7" draw:text-style-name="P4" draw:layer="layout" svg:width="1.8cm" svg:height="1.309cm" svg:x="14.8cm" svg:y="13.4cm">
          <draw:text-box>
            <text:p><text:span text:style-name="T2">bld0 </text:span></text:p>
            <text:p><text:span text:style-name="T2">action</text:span></text:p>
          </draw:text-box>
        </draw:frame>
        <draw:custom-shape draw:style-name="gr8" draw:text-style-name="P1" xml:id="id2" draw:id="id2" draw:layer="layout" svg:width="2.8cm" svg:height="0.8cm" draw:transform="rotate (1.5707963267949) translate (14.1cm 15.5cm)">
          <draw:glue-point draw:id="8" svg:x="-5cm" svg:y="3.214cm"/>
          <draw:glue-point draw:id="9" svg:x="-5cm" svg:y="-3.214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1" xml:id="id4" draw:id="id4" draw:layer="layout" draw:line-skew="1.1cm" svg:x1="15.099cm" svg:y1="18.7cm" svg:x2="14.5cm" svg:y2="15.15cm" draw:end-shape="id2" draw:end-glue-point="6" svg:d="M15099 18700v-249h-599v-3301" svg:viewBox="0 0 600 3551">
          <text:p/>
        </draw:connector>
        <draw:line draw:style-name="gr6" draw:text-style-name="P1" draw:layer="layout" svg:x1="2.4cm" svg:y1="15.8cm" svg:x2="15.3cm" svg:y2="15.8cm">
          <text:p/>
        </draw:line>
        <draw:line draw:style-name="gr6" draw:text-style-name="P1" draw:layer="layout" svg:x1="2.4cm" svg:y1="14.7cm" svg:x2="14.1cm" svg:y2="14.7cm">
          <text:p/>
        </draw:line>
        <draw:line draw:style-name="gr6" draw:text-style-name="P1" draw:layer="layout" svg:x1="2.4cm" svg:y1="13.5cm" svg:x2="14.1cm" svg:y2="13.5cm">
          <text:p/>
        </draw:line>
        <draw:frame draw:style-name="gr7" draw:text-style-name="P4" draw:layer="layout" svg:width="2.2cm" svg:height="1.309cm" svg:x="2.1cm" svg:y="12.391cm">
          <draw:text-box>
            <text:p><text:span text:style-name="T2">ext. bld0 </text:span></text:p>
            <text:p><text:span text:style-name="T2">action</text:span></text:p>
          </draw:text-box>
        </draw:frame>
        <draw:frame draw:style-name="gr7" draw:text-style-name="P4" draw:layer="layout" svg:width="2.3cm" svg:height="1.309cm" svg:x="2.1cm" svg:y="15.591cm">
          <draw:text-box>
            <text:p><text:span text:style-name="T2">ext. bld1</text:span></text:p>
            <text:p><text:span text:style-name="T2">action</text:span></text:p>
          </draw:text-box>
        </draw:frame>
        <draw:frame draw:style-name="gr7" draw:text-style-name="P4" draw:layer="layout" svg:width="2.2cm" svg:height="1.309cm" svg:x="2.1cm" svg:y="13.591cm">
          <draw:text-box>
            <text:p><text:span text:style-name="T2">PG bld0 </text:span></text:p>
            <text:p><text:span text:style-name="T2">action</text:span></text:p>
          </draw:text-box>
        </draw:frame>
        <draw:frame draw:style-name="gr7" draw:text-style-name="P4" draw:layer="layout" svg:width="2.2cm" svg:height="1.309cm" svg:x="2.1cm" svg:y="16.7cm">
          <draw:text-box>
            <text:p><text:span text:style-name="T2">PG bld1 </text:span></text:p>
            <text:p><text:span text:style-name="T2">action</text:span></text:p>
          </draw:text-box>
        </draw:frame>
        <draw:custom-shape draw:style-name="gr5" draw:text-style-name="P3" draw:layer="layout" svg:width="1.5cm" svg:height="1.4cm" svg:x="9.1cm" svg:y="18.6cm">
          <draw:glue-point draw:id="4" svg:x="-2.096cm" svg:y="-5cm"/>
          <draw:glue-point draw:id="5" svg:x="2.096cm" svg:y="-5cm"/>
          <draw:glue-point draw:id="6" svg:x="2.096cm" svg:y="5cm"/>
          <draw:glue-point draw:id="7" svg:x="-2.096cm" svg:y="5cm"/>
          <text:p text:style-name="P1"><text:span text:style-name="T3">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3cm" svg:y1="19.7cm" svg:x2="9.1cm" svg:y2="19.7cm">
          <text:p/>
        </draw:line>
        <draw:frame draw:style-name="gr7" draw:text-style-name="P4" draw:layer="layout" svg:width="2.6cm" svg:height="1.309cm" svg:x="4.1cm" svg:y="19cm">
          <draw:text-box>
            <text:p><text:span text:style-name="T2">linux trigger</text:span></text:p>
          </draw:text-box>
        </draw:frame>
        <draw:custom-shape draw:style-name="gr5" draw:text-style-name="P3" draw:layer="layout" svg:width="1.5cm" svg:height="1.4cm" svg:x="7.7cm" svg:y="20.6cm">
          <draw:glue-point draw:id="4" svg:x="-2.096cm" svg:y="-5cm"/>
          <draw:glue-point draw:id="5" svg:x="2.096cm" svg:y="-5cm"/>
          <draw:glue-point draw:id="6" svg:x="2.096cm" svg:y="5cm"/>
          <draw:glue-point draw:id="7" svg:x="-2.096cm" svg:y="5cm"/>
          <text:p text:style-name="P1"><text:span text:style-name="T3">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2cm" svg:y1="21.7cm" svg:x2="7.7cm" svg:y2="21.7cm">
          <text:p/>
        </draw:line>
        <draw:frame draw:style-name="gr7" draw:text-style-name="P4" draw:layer="layout" svg:width="2.6cm" svg:height="1.309cm" svg:x="4cm" svg:y="20.991cm">
          <draw:text-box>
            <text:p><text:span text:style-name="T2">linux </text:span></text:p>
            <text:p><text:span text:style-name="T2">arm</text:span></text:p>
          </draw:text-box>
        </draw:frame>
        <draw:line draw:style-name="gr6" draw:text-style-name="P1" draw:layer="layout" svg:x1="9.9cm" svg:y1="20cm" svg:x2="9.9cm" svg:y2="25cm">
          <text:p/>
        </draw:line>
        <draw:line draw:style-name="gr6" draw:text-style-name="P1" draw:layer="layout" svg:x1="8.4cm" svg:y1="22cm" svg:x2="8.4cm" svg:y2="25.6cm">
          <text:p/>
        </draw:line>
        <draw:frame draw:style-name="gr7" draw:text-style-name="P4" draw:layer="layout" svg:width="2.1cm" svg:height="1.309cm" svg:x="9cm" svg:y="24.9cm">
          <draw:text-box>
            <text:p><text:span text:style-name="T2">trigger interrupt</text:span></text:p>
          </draw:text-box>
        </draw:frame>
        <draw:line draw:style-name="gr6" draw:text-style-name="P1" draw:layer="layout" svg:x1="9.9cm" svg:y1="23.4cm" svg:x2="12.1cm" svg:y2="23.4cm">
          <text:p/>
        </draw:line>
        <draw:frame draw:style-name="gr7" draw:text-style-name="P4" draw:layer="layout" svg:width="2.1cm" svg:height="1.309cm" svg:x="10.1cm" svg:y="22.7cm">
          <draw:text-box>
            <text:p><text:span text:style-name="T2">PG</text:span></text:p>
            <text:p><text:span text:style-name="T2">trigger</text:span></text:p>
          </draw:text-box>
        </draw:frame>
        <draw:line draw:style-name="gr6" draw:text-style-name="P1" draw:layer="layout" svg:x1="18.9cm" svg:y1="14.1cm" svg:x2="18.9cm" svg:y2="25.2cm">
          <text:p/>
        </draw:line>
        <draw:line draw:style-name="gr6" draw:text-style-name="P1" draw:layer="layout" svg:x1="17.8cm" svg:y1="16.2cm" svg:x2="17.8cm" svg:y2="26.8cm">
          <text:p/>
        </draw:line>
        <draw:frame draw:style-name="gr7" draw:text-style-name="P4" draw:layer="layout" svg:width="2.6cm" svg:height="1.838cm" svg:x="15.7cm" svg:y="25cm">
          <draw:text-box>
            <text:p><text:span text:style-name="T2">bld1</text:span></text:p>
            <text:p><text:span text:style-name="T2">action interrupt</text:span></text:p>
          </draw:text-box>
        </draw:frame>
        <draw:connector draw:style-name="gr10" draw:text-style-name="P1" draw:layer="layout" svg:x1="15.1cm" svg:y1="21cm" svg:x2="15.099cm" svg:y2="18.7cm" draw:start-shape="id3" draw:start-glue-point="0" draw:end-shape="id4" draw:end-glue-point="2" svg:d="M15100 21000v-1150h-1v-1150" svg:viewBox="0 0 2 2301">
          <text:p/>
        </draw:connector>
        <draw:line draw:style-name="gr6" draw:text-style-name="P1" draw:layer="layout" svg:x1="15.101cm" svg:y1="23.4cm" svg:x2="15.101cm" svg:y2="2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30T13:25:45.81</meta:creation-date>
    <dc:date>2015-06-01T13:12:43.500936465</dc:date>
    <meta:editing-duration>PT13H40M44S</meta:editing-duration>
    <meta:editing-cycles>180</meta:editing-cycles>
    <meta:generator>LibreOffice/4.2.8.2$Linux_X86_64 LibreOffice_project/420m0$Build-2</meta:generator>
    <meta:document-statistic meta:object-count="45"/>
  </office:meta>
</office:document-meta>
</file>